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  <style:text-properties fo:font-style="normal" style:font-style-asian="normal" style:font-style-complex="normal"/>
    </style:style>
    <style:style style:name="ce3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Arbeitszei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.3.2018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3" office:value-type="time" office:time-value="PT19H00M00S" calcext:value-type="time">
            <text:p>07:00:00 P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3.2018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:.F6])" office:value-type="float" office:value="24" calcext:value-type="float">
            <text:p>24</text:p>
          </table:table-cell>
          <table:table-cell table:style-name="ce1"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8H00M00S" calcext:value-type="time">
            <text:p>06:00:00 P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40*0.6 / 5"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13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05H00M00S" calcext:value-type="time">
            <text:p>05:00:00 AM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03H00M00S" calcext:value-type="time">
            <text:p>03:00:00 AM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.3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8:.F12])" office:value-type="float" office:value="24" calcext:value-type="float">
            <text:p>24</text:p>
          </table:table-cell>
          <table:table-cell table:style-name="ce1"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7H00M00S" calcext:value-type="time">
            <text:p>05:00:00 P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.3.20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3.20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.3.20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.3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14:.F18])" office:value-type="float" office:value="24" calcext:value-type="float">
            <text:p>24</text:p>
          </table:table-cell>
          <table:table-cell table:style-name="ce1"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6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7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8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9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0.3.2018</text:p>
          </table:table-cell>
          <table:table-cell office:value-type="string" calcext:value-type="string">
            <text:p>Karfreita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0:.F24])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1.04.2018</text:p>
          </table:table-cell>
          <table:table-cell office:value-type="string" calcext:value-type="string">
            <text:p>Ostermonta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04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6:.F30])" office:value-type="float" office:value="5" calcext:value-type="float">
            <text:p>5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53:55.11019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47:57.656808972</meta:creation-date>
    <dc:date>2018-03-19T14:55:39.010603419</dc:date>
    <meta:editing-duration>PT23M15S</meta:editing-duration>
    <meta:editing-cycles>5</meta:editing-cycles>
    <meta:generator>LibreOffice/5.1.6.2.0$Linux_X86_64 LibreOffice_project/10$Build-2</meta:generator>
    <meta:document-statistic meta:table-count="1" meta:cell-count="90" meta:object-count="0"/>
  </office:meta>
</office:document-meta>
</file>